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 draw:shadow="visible" draw:shadow-offset-x="0.305cm" draw:shadow-offset-y="0.305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cm" fo:min-width="6.651cm" draw:shadow="visible" draw:shadow-offset-x="0.305cm" draw:shadow-offset-y="0.305cm"/>
    </style:style>
    <style:style style:name="gr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1.654cm" fo:min-width="0cm" draw:shadow="visible" draw:shadow-offset-x="0.305cm" draw:shadow-offset-y="0.305cm"/>
    </style:style>
    <style:style style:name="gr7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cm" fo:min-width="9.972cm" draw:shadow="visible" draw:shadow-offset-x="0.305cm" draw:shadow-offset-y="0.305cm"/>
    </style:style>
    <style:style style:name="pr1" style:family="presentation" style:parent-style-name="fiocruz-2009-10-subtitle">
      <style:graphic-properties draw:fill-color="#ffffff" fo:min-height="16.005cm"/>
    </style:style>
    <style:style style:name="pr2" style:family="presentation" style:parent-style-name="fiocruz-2009-10-notes">
      <style:graphic-properties draw:fill-color="#ffffff" fo:min-height="11.181cm"/>
    </style:style>
    <style:style style:name="pr3" style:family="presentation" style:parent-style-name="fiocruz-2009-10-title">
      <style:graphic-properties fo:min-height="2.926cm"/>
    </style:style>
    <style:style style:name="pr4" style:family="presentation" style:parent-style-name="fiocruz-2009-10-outline1">
      <style:graphic-properties fo:min-height="12.323cm"/>
    </style:style>
    <style:style style:name="P1" style:family="paragraph">
      <style:text-properties fo:font-size="44pt" fo:text-shadow="1pt 1pt" fo:font-weight="bold" style:font-size-asian="44pt" style:font-size-complex="4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44pt" fo:text-shadow="1pt 1pt" fo:font-weight="bold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32">
        <office:forms form:automatic-focus="false" form:apply-design-mode="false"/>
        <draw:frame presentation:style-name="pr1" draw:text-style-name="P1" draw:layer="layout" svg:width="25.4cm" svg:height="16.005cm" svg:x="0cm" svg:y="0.887cm" presentation:class="subtitle">
          <draw:text-box>
            <text:p><text:span text:style-name="T1">Developing an Open Source</text:span></text:p>
            <text:p><text:span text:style-name="T1">Clinical Trials Registry </text:span></text:p>
            <text:p><text:span text:style-name="T1">for Latin America</text:span></text:p>
            <text:p><text:span text:style-name="T1">and The Caribbean</text:span></text:p>
          </draw:text-box>
        </draw:frame>
        <draw:frame draw:style-name="gr1" draw:text-style-name="P2" draw:layer="layout" svg:width="10.615cm" svg:height="3.299cm" svg:x="0.635cm" svg:y="15.243cm">
          <draw:text-box>
            <text:p><text:span text:style-name="T2">Luciano Ramalho</text:span></text:p>
            <text:p><text:span text:style-name="T2"><text:a xlink:href="mailto:luciano.ramalho@bireme.org">luciano.ramalho@bireme.org</text:a></text:span></text:p>
            <text:p><text:span text:style-name="T2">software development supervisor</text:span></text:p>
            <text:p><text:span text:style-name="T2">BIREME/PAHO/WHO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>
        <office:forms form:automatic-focus="false" form:apply-design-mode="false"/>
        <draw:frame presentation:style-name="pr3" draw:layer="layout" svg:width="25.4cm" svg:height="2.926cm" svg:x="0cm" svg:y="7.6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 presentation:user-transformed="true">
          <draw:text-box/>
        </draw:frame>
        <draw:frame draw:style-name="gr3" draw:text-style-name="P3" draw:layer="layout" svg:width="25.398cm" svg:height="19.049cm" svg:x="0.143cm" svg:y="0.349cm">
          <draw:image xlink:href="../ct-demo/Captura_de_tela-0.png" xlink:type="simple" xlink:show="embed" xlink:actuate="onLoad">
            <text:p/>
          </draw:image>
        </draw:frame>
        <draw:frame draw:style-name="gr4" draw:text-style-name="P4" draw:layer="layout" svg:width="5.764cm" svg:height="4.315cm" svg:x="17.207cm" svg:y="8.894cm">
          <draw:text-box>
            <text:p><text:span text:style-name="T3">at this time,</text:span></text:p>
            <text:p><text:span text:style-name="T3">only logged-in</text:span></text:p>
            <text:p><text:span text:style-name="T3">users may</text:span></text:p>
            <text:p><text:span text:style-name="T3">brows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2cm" svg:y="0cm">
          <draw:image xlink:href="../ct-demo/Captura_de_tela-1.png" xlink:type="simple" xlink:show="embed" xlink:actuate="onLoad">
            <text:p/>
          </draw:image>
        </draw:frame>
        <draw:frame draw:style-name="gr4" draw:text-style-name="P4" draw:layer="layout" svg:width="4.689cm" svg:height="3.299cm" svg:x="17.206cm" svg:y="8.893cm">
          <draw:text-box>
            <text:p><text:span text:style-name="T3">first step</text:span></text:p>
            <text:p><text:span text:style-name="T3">of user</text:span></text:p>
            <text:p><text:span text:style-name="T3">registr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cm" svg:y="0cm">
          <draw:image xlink:href="../ct-demo/Captura_de_tela-2.png" xlink:type="simple" xlink:show="embed" xlink:actuate="onLoad">
            <text:p/>
          </draw:image>
        </draw:frame>
        <draw:frame draw:style-name="gr4" draw:text-style-name="P4" draw:layer="layout" svg:width="5.066cm" svg:height="3.299cm" svg:x="17.207cm" svg:y="8.894cm">
          <draw:text-box>
            <text:p><text:span text:style-name="T3">second step</text:span></text:p>
            <text:p><text:span text:style-name="T3">of user</text:span></text:p>
            <text:p><text:span text:style-name="T3">registr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4.png" xlink:type="simple" xlink:show="embed" xlink:actuate="onLoad">
            <text:p/>
          </draw:image>
        </draw:frame>
        <draw:frame draw:style-name="gr5" draw:text-style-name="P4" draw:layer="layout" svg:width="8.255cm" svg:height="3.299cm" svg:x="14.605cm" svg:y="8.994cm">
          <draw:text-box>
            <text:p><text:span text:style-name="T3">activated account:</text:span></text:p>
            <text:p><text:span text:style-name="T3">trialist may submit </text:span><text:span text:style-name="T3"><text:line-break/></text:span><text:span text:style-name="T3">trial record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5.png" xlink:type="simple" xlink:show="embed" xlink:actuate="onLoad">
            <text:p/>
          </draw:image>
        </draw:frame>
        <draw:frame draw:style-name="gr4" draw:text-style-name="P4" draw:layer="layout" svg:width="9.722cm" svg:height="4.315cm" svg:x="14.605cm" svg:y="3.175cm">
          <draw:text-box>
            <text:p><text:span text:style-name="T3">new submission:</text:span></text:p>
            <text:p><text:span text:style-name="T3">scientific title is required </text:span></text:p>
            <text:p><text:span text:style-name="T3">to identify pending </text:span></text:p>
            <text:p><text:span text:style-name="T3">submiss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6.png" xlink:type="simple" xlink:show="embed" xlink:actuate="onLoad">
            <text:p/>
          </draw:image>
        </draw:frame>
        <draw:frame draw:style-name="gr4" draw:text-style-name="P4" draw:layer="layout" svg:width="10.01cm" svg:height="5.331cm" svg:x="14.605cm" svg:y="3.176cm">
          <draw:text-box>
            <text:p><text:span text:style-name="T3">new submission:</text:span></text:p>
            <text:p><text:span text:style-name="T3">recruitment countries</text:span></text:p>
            <text:p><text:span text:style-name="T3">and primary sponsor</text:span></text:p>
            <text:p><text:span text:style-name="T3">are required to determine</text:span></text:p>
            <text:p><text:span text:style-name="T3">mandatory translation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8.png" xlink:type="simple" xlink:show="embed" xlink:actuate="onLoad">
            <text:p/>
          </draw:image>
        </draw:frame>
        <draw:frame draw:style-name="gr4" draw:text-style-name="P4" draw:layer="layout" svg:width="6.196cm" svg:height="7.363cm" svg:x="17.145cm" svg:y="3.175cm">
          <draw:text-box>
            <text:p><text:span text:style-name="T3">TRDS 20 fields</text:span></text:p>
            <text:p><text:span text:style-name="T3">and subfields</text:span></text:p>
            <text:p><text:span text:style-name="T3">are split across</text:span></text:p>
            <text:p><text:span text:style-name="T3">8 screens with</text:span></text:p>
            <text:p><text:span text:style-name="T3">an additional</text:span></text:p>
            <text:p><text:span text:style-name="T3">screen for file</text:span></text:p>
            <text:p><text:span text:style-name="T3">upload</text:span></text:p>
          </draw:text-box>
        </draw:frame>
        <draw:frame draw:style-name="gr4" draw:text-style-name="P4" draw:layer="layout" svg:width="7.318cm" svg:height="4.315cm" svg:x="16.51cm" svg:y="12.83cm">
          <draw:text-box>
            <text:p><text:span text:style-name="T3">this is a summary</text:span></text:p>
            <text:p><text:span text:style-name="T3">display of pending</text:span></text:p>
            <text:p><text:span text:style-name="T3">issues for one</text:span></text:p>
            <text:p><text:span text:style-name="T3">record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9.png" xlink:type="simple" xlink:show="embed" xlink:actuate="onLoad">
            <text:p/>
          </draw:image>
        </draw:frame>
        <draw:frame draw:style-name="gr4" draw:text-style-name="P4" draw:layer="layout" svg:width="8.406cm" svg:height="4.315cm" svg:x="15.875cm" svg:y="4.575cm">
          <draw:text-box>
            <text:p><text:span text:style-name="T3">help text can be</text:span></text:p>
            <text:p><text:span text:style-name="T3">edited and translated</text:span></text:p>
            <text:p><text:span text:style-name="T3">by operators at any</text:span></text:p>
            <text:p><text:span text:style-name="T3">tim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1.png" xlink:type="simple" xlink:show="embed" xlink:actuate="onLoad">
            <text:p/>
          </draw:image>
        </draw:frame>
        <draw:frame draw:style-name="gr4" draw:text-style-name="P4" draw:layer="layout" svg:width="5.201cm" svg:height="3.299cm" svg:x="17.78cm" svg:y="12.067cm">
          <draw:text-box>
            <text:p><text:span text:style-name="T3">trial </text:span><text:span text:style-name="T3"><text:line-break/></text:span><text:span text:style-name="T3">identification</text:span></text:p>
            <text:p><text:span text:style-name="T3">sec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2.png" xlink:type="simple" xlink:show="embed" xlink:actuate="onLoad">
            <text:p/>
          </draw:image>
        </draw:frame>
        <draw:frame draw:style-name="gr4" draw:text-style-name="P4" draw:layer="layout" svg:width="6.098cm" svg:height="5.331cm" svg:x="17.78cm" svg:y="12.066cm">
          <draw:text-box>
            <text:p><text:span text:style-name="T3">UTN:</text:span></text:p>
            <text:p><text:span text:style-name="T3">a required field</text:span></text:p>
            <text:p><text:span text:style-name="T3">in the trial </text:span><text:span text:style-name="T3"><text:line-break/></text:span><text:span text:style-name="T3">identification</text:span></text:p>
            <text:p><text:span text:style-name="T3">sec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3.png" xlink:type="simple" xlink:show="embed" xlink:actuate="onLoad">
            <text:p/>
          </draw:image>
        </draw:frame>
        <draw:frame draw:style-name="gr4" draw:text-style-name="P4" draw:layer="layout" svg:width="6.479cm" svg:height="5.331cm" svg:x="17.78cm" svg:y="12.067cm">
          <draw:text-box>
            <text:p><text:span text:style-name="T3">sponsors and</text:span></text:p>
            <text:p><text:span text:style-name="T3">supporters</text:span></text:p>
            <text:p><text:span text:style-name="T3">can be shared</text:span></text:p>
            <text:p><text:span text:style-name="T3">among trials by </text:span></text:p>
            <text:p><text:span text:style-name="T3">the same trialis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5.png" xlink:type="simple" xlink:show="embed" xlink:actuate="onLoad">
            <text:p/>
          </draw:image>
        </draw:frame>
        <draw:frame draw:style-name="gr4" draw:text-style-name="P4" draw:layer="layout" svg:width="7.699cm" svg:height="4.315cm" svg:x="16.989cm" svg:y="12.586cm">
          <draw:text-box>
            <text:p><text:span text:style-name="T3">health condition:</text:span></text:p>
            <text:p><text:span text:style-name="T3">free text,</text:span></text:p>
            <text:p><text:span text:style-name="T3">general and</text:span></text:p>
            <text:p><text:span text:style-name="T3">specific descriptor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6.png" xlink:type="simple" xlink:show="embed" xlink:actuate="onLoad">
            <text:p/>
          </draw:image>
        </draw:frame>
        <draw:frame draw:style-name="gr4" draw:text-style-name="P4" draw:layer="layout" svg:width="4.452cm" svg:height="2.283cm" svg:x="17.206cm" svg:y="8.893cm">
          <draw:text-box>
            <text:p><text:span text:style-name="T3">DeCS</text:span></text:p>
            <text:p><text:span text:style-name="T3">integr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7.png" xlink:type="simple" xlink:show="embed" xlink:actuate="onLoad">
            <text:p/>
          </draw:image>
        </draw:frame>
        <draw:frame draw:style-name="gr4" draw:text-style-name="P4" draw:layer="layout" svg:width="4.452cm" svg:height="2.283cm" svg:x="17.206cm" svg:y="8.892cm">
          <draw:text-box>
            <text:p><text:span text:style-name="T3">DeCS</text:span></text:p>
            <text:p><text:span text:style-name="T3">integr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8.png" xlink:type="simple" xlink:show="embed" xlink:actuate="onLoad">
            <text:p/>
          </draw:image>
        </draw:frame>
        <draw:frame draw:style-name="gr4" draw:text-style-name="P4" draw:layer="layout" svg:width="4.74cm" svg:height="2.283cm" svg:x="17.206cm" svg:y="12.292cm">
          <draw:text-box>
            <text:p><text:span text:style-name="T3">recruitment</text:span></text:p>
            <text:p><text:span text:style-name="T3">statu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19.png" xlink:type="simple" xlink:show="embed" xlink:actuate="onLoad">
            <text:p/>
          </draw:image>
        </draw:frame>
        <draw:frame draw:style-name="gr4" draw:text-style-name="P4" draw:layer="layout" svg:width="5.667cm" svg:height="5.331cm" svg:x="12.065cm" svg:y="13.447cm">
          <draw:text-box>
            <text:p><text:span text:style-name="T3">structured</text:span></text:p>
            <text:p><text:span text:style-name="T3">sub-fields</text:span></text:p>
            <text:p><text:span text:style-name="T3">for inclusion</text:span></text:p>
            <text:p><text:span text:style-name="T3">and exclusion</text:span><text:span text:style-name="T3"><text:line-break/></text:span><text:span text:style-name="T3">criteria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0.png" xlink:type="simple" xlink:show="embed" xlink:actuate="onLoad">
            <text:p/>
          </draw:image>
        </draw:frame>
        <draw:frame draw:style-name="gr4" draw:text-style-name="P4" draw:layer="layout" svg:width="5.722cm" svg:height="6.347cm" svg:x="17.206cm" svg:y="8.891cm">
          <draw:text-box>
            <text:p><text:span text:style-name="T3">study type:</text:span></text:p>
            <text:p><text:span text:style-name="T3">several</text:span></text:p>
            <text:p><text:span text:style-name="T3">controlled</text:span></text:p>
            <text:p><text:span text:style-name="T3">vocabularies</text:span></text:p>
            <text:p><text:span text:style-name="T3">for easier</text:span></text:p>
            <text:p><text:span text:style-name="T3">meta-analysi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1.png" xlink:type="simple" xlink:show="embed" xlink:actuate="onLoad">
            <text:p/>
          </draw:image>
        </draw:frame>
        <draw:frame draw:style-name="gr4" draw:text-style-name="P4" draw:layer="layout" svg:width="5.722cm" svg:height="6.347cm" svg:x="17.206cm" svg:y="8.892cm">
          <draw:text-box>
            <text:p><text:span text:style-name="T3">study type:</text:span></text:p>
            <text:p><text:span text:style-name="T3">several</text:span></text:p>
            <text:p><text:span text:style-name="T3">controlled</text:span></text:p>
            <text:p><text:span text:style-name="T3">vocabularies</text:span></text:p>
            <text:p><text:span text:style-name="T3">for easier</text:span></text:p>
            <text:p><text:span text:style-name="T3">meta-analysi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2.png" xlink:type="simple" xlink:show="embed" xlink:actuate="onLoad">
            <text:p/>
          </draw:image>
        </draw:frame>
        <draw:frame draw:style-name="gr4" draw:text-style-name="P4" draw:layer="layout" svg:width="6.052cm" svg:height="4.315cm" svg:x="17.206cm" svg:y="8.891cm">
          <draw:text-box>
            <text:p><text:span text:style-name="T3">any number</text:span></text:p>
            <text:p><text:span text:style-name="T3">of primary</text:span></text:p>
            <text:p><text:span text:style-name="T3">and secondary</text:span></text:p>
            <text:p><text:span text:style-name="T3">outcom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3.png" xlink:type="simple" xlink:show="embed" xlink:actuate="onLoad">
            <text:p/>
          </draw:image>
        </draw:frame>
        <draw:frame draw:style-name="gr4" draw:text-style-name="P4" draw:layer="layout" svg:width="9.392cm" svg:height="4.315cm" svg:x="14.605cm" svg:y="8.385cm">
          <draw:text-box>
            <text:p><text:span text:style-name="T3">three types of contacts:</text:span></text:p>
            <text:p><text:span text:style-name="T3">general public contacts,</text:span></text:p>
            <text:p><text:span text:style-name="T3">scientific contacts and</text:span></text:p>
            <text:p><text:span text:style-name="T3">site contact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4.png" xlink:type="simple" xlink:show="embed" xlink:actuate="onLoad">
            <text:p/>
          </draw:image>
        </draw:frame>
        <draw:frame draw:style-name="gr4" draw:text-style-name="P4" draw:layer="layout" svg:width="5.019cm" svg:height="4.315cm" svg:x="17.206cm" svg:y="8.891cm">
          <draw:text-box>
            <text:p><text:span text:style-name="T3">files may be</text:span></text:p>
            <text:p><text:span text:style-name="T3">attached to</text:span></text:p>
            <text:p><text:span text:style-name="T3">a CT record</text:span></text:p>
            <text:p><text:span text:style-name="T3">submiss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5.png" xlink:type="simple" xlink:show="embed" xlink:actuate="onLoad">
            <text:p/>
          </draw:image>
        </draw:frame>
        <draw:frame draw:style-name="gr4" draw:text-style-name="P4" draw:layer="layout" svg:width="6.005cm" svg:height="8.379cm" svg:x="15.585cm" svg:y="8.89cm">
          <draw:text-box>
            <text:p><text:span text:style-name="T3">main modules:</text:span></text:p>
            <text:p><text:span text:style-name="T3">assistance,</text:span></text:p>
            <text:p><text:span text:style-name="T3">authentication,</text:span></text:p>
            <text:p><text:span text:style-name="T3">registration,</text:span></text:p>
            <text:p><text:span text:style-name="T3">repository,</text:span></text:p>
            <text:p><text:span text:style-name="T3">review,</text:span></text:p>
            <text:p><text:span text:style-name="T3">tickets,</text:span></text:p>
            <text:p><text:span text:style-name="T3">vocabulari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6.png" xlink:type="simple" xlink:show="embed" xlink:actuate="onLoad">
            <text:p/>
          </draw:image>
        </draw:frame>
        <draw:frame draw:style-name="gr4" draw:text-style-name="P4" draw:layer="layout" svg:width="5.773cm" svg:height="5.331cm" svg:x="17.145cm" svg:y="12.449cm">
          <draw:text-box>
            <text:p><text:span text:style-name="T3">field-level</text:span></text:p>
            <text:p><text:span text:style-name="T3">help entries</text:span></text:p>
            <text:p><text:span text:style-name="T3">are generated</text:span></text:p>
            <text:p><text:span text:style-name="T3">automatically</text:span></text:p>
            <text:p><text:span text:style-name="T3">from form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7.png" xlink:type="simple" xlink:show="embed" xlink:actuate="onLoad">
            <text:p/>
          </draw:image>
        </draw:frame>
        <draw:frame draw:style-name="gr4" draw:text-style-name="P4" draw:layer="layout" svg:width="4.638cm" svg:height="4.315cm" svg:x="17.206cm" svg:y="8.891cm">
          <draw:text-box>
            <text:p><text:span text:style-name="T3">field-level</text:span></text:p>
            <text:p><text:span text:style-name="T3">help:</text:span></text:p>
            <text:p><text:span text:style-name="T3">editing and</text:span></text:p>
            <text:p><text:span text:style-name="T3">transl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8.png" xlink:type="simple" xlink:show="embed" xlink:actuate="onLoad">
            <text:p/>
          </draw:image>
        </draw:frame>
        <draw:frame draw:style-name="gr4" draw:text-style-name="P4" draw:layer="layout" svg:width="4.638cm" svg:height="4.315cm" svg:x="17.206cm" svg:y="8.89cm">
          <draw:text-box>
            <text:p><text:span text:style-name="T3">field-level</text:span></text:p>
            <text:p><text:span text:style-name="T3">help:</text:span></text:p>
            <text:p><text:span text:style-name="T3">editing and</text:span></text:p>
            <text:p><text:span text:style-name="T3">transl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29.png" xlink:type="simple" xlink:show="embed" xlink:actuate="onLoad">
            <text:p/>
          </draw:image>
        </draw:frame>
        <draw:frame draw:style-name="gr4" draw:text-style-name="P4" draw:layer="layout" svg:width="3.749cm" svg:height="3.299cm" svg:x="13.971cm" svg:y="13.336cm">
          <draw:text-box>
            <text:p><text:span text:style-name="T3">FAQ</text:span></text:p>
            <text:p><text:span text:style-name="T3">category</text:span></text:p>
            <text:p><text:span text:style-name="T3">editing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30.png" xlink:type="simple" xlink:show="embed" xlink:actuate="onLoad">
            <text:p/>
          </draw:image>
        </draw:frame>
        <draw:frame draw:style-name="gr6" draw:text-style-name="P4" draw:layer="layout" svg:width="5.442cm" svg:height="2.283cm" svg:x="13.971cm" svg:y="13.336cm">
          <draw:text-box>
            <text:p><text:span text:style-name="T3">user</text:span></text:p>
            <text:p><text:span text:style-name="T3">manageme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31.png" xlink:type="simple" xlink:show="embed" xlink:actuate="onLoad">
            <text:p/>
          </draw:image>
        </draw:frame>
        <draw:frame draw:style-name="gr4" draw:text-style-name="P4" draw:layer="layout" svg:width="6.005cm" svg:height="3.299cm" svg:x="13.97cm" svg:y="13.335cm">
          <draw:text-box>
            <text:p><text:span text:style-name="T3">trial records</text:span></text:p>
            <text:p><text:span text:style-name="T3">filtered by</text:span></text:p>
            <text:p><text:span text:style-name="T3">several criteria</text:span></text:p>
          </draw:text-box>
        </draw:frame>
        <draw:frame draw:style-name="gr4" draw:text-style-name="P4" draw:layer="layout" svg:width="6.475cm" svg:height="1.267cm" svg:x="7.62cm" svg:y="6.985cm">
          <draw:text-box>
            <text:p><text:span text:style-name="T3">reviewer search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32.png" xlink:type="simple" xlink:show="embed" xlink:actuate="onLoad">
            <text:p/>
          </draw:image>
        </draw:frame>
        <draw:frame draw:style-name="gr4" draw:text-style-name="P4" draw:layer="layout" svg:width="6.522cm" svg:height="5.331cm" svg:x="17.608cm" svg:y="11.43cm">
          <draw:text-box>
            <text:p><text:span text:style-name="T3">health condition</text:span></text:p>
            <text:p><text:span text:style-name="T3">and intervention</text:span></text:p>
            <text:p><text:span text:style-name="T3">descriptors</text:span></text:p>
            <text:p><text:span text:style-name="T3">currently in</text:span></text:p>
            <text:p><text:span text:style-name="T3">us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33.png" xlink:type="simple" xlink:show="embed" xlink:actuate="onLoad">
            <text:p/>
          </draw:image>
        </draw:frame>
        <draw:frame draw:style-name="gr4" draw:text-style-name="P4" draw:layer="layout" svg:width="4.591cm" svg:height="3.299cm" svg:x="17.145cm" svg:y="10.796cm">
          <draw:text-box>
            <text:p><text:span text:style-name="T3">editing a </text:span></text:p>
            <text:p><text:span text:style-name="T3">controlled</text:span></text:p>
            <text:p><text:span text:style-name="T3">vocabulary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 presentation:placeholder="true">
          <draw:text-box/>
        </draw:frame>
        <draw:frame draw:style-name="gr3" draw:text-style-name="P3" draw:layer="layout" svg:width="25.398cm" svg:height="19.049cm" svg:x="0.001cm" svg:y="0.001cm">
          <draw:image xlink:href="../ct-demo/Captura_de_tela-34.png" xlink:type="simple" xlink:show="embed" xlink:actuate="onLoad">
            <text:p/>
          </draw:image>
        </draw:frame>
        <draw:frame draw:style-name="gr7" draw:text-style-name="P4" draw:layer="layout" svg:width="8.255cm" svg:height="4.315cm" svg:x="15.24cm" svg:y="12.065cm">
          <draw:text-box>
            <text:p><text:span text:style-name="T3">another controlled</text:span></text:p>
            <text:p><text:span text:style-name="T3">vocabulary:</text:span></text:p>
            <text:p><text:span text:style-name="T3">ES and PT</text:span></text:p>
            <text:p><text:span text:style-name="T3">translations missing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fiocruz-2009-10" presentation:presentation-page-layout-name="AL3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Roadmap: Brazil instance</text:p>
          </draw:text-box>
        </draw:frame>
        <draw:frame presentation:style-name="pr4" draw:layer="layout" svg:width="22.86cm" svg:height="12.677cm" svg:x="1.27cm" svg:y="4.445cm" presentation:class="outline" presentation:user-transformed="true">
          <draw:text-box>
            <text:list text:style-name="L4">
              <text:list-item>
                <text:p>Beta on May 20</text:p>
              </text:list-item>
              <text:list-item>
                <text:p>Launch on or about June 20</text:p>
              </text:list-item>
              <text:list-item>
                <text:p>Assisted operation for the following six months</text:p>
                <text:list>
                  <text:list-item>
                    <text:p>Fiocruz manages content and users</text:p>
                  </text:list-item>
                  <text:list-item>
                    <text:p>BIREME hosts platform and maintains software </text:p>
                  </text:list-item>
                </text:list>
              </text:list-item>
              <text:list-item>
                <text:p>Transfer of hosting and software maintenance to Fiocruz after six month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fiocruz-2009-10" presentation:presentation-page-layout-name="AL3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Roadmap: regional instance</text:p>
          </draw:text-box>
        </draw:frame>
        <draw:frame presentation:style-name="pr4" draw:layer="layout" svg:width="22.86cm" svg:height="12.323cm" svg:x="1.27cm" svg:y="4.445cm" presentation:class="outline">
          <draw:text-box>
            <text:list text:style-name="L4">
              <text:list-item>
                <text:p>Set up Comité Consultivo Regional</text:p>
                <text:list>
                  <text:list-item>
                    <text:p>coordinated by PAHO</text:p>
                  </text:list-item>
                  <text:list-item>
                    <text:p>country representatives</text:p>
                  </text:list-item>
                  <text:list-item>
                    <text:p>BIREME</text:p>
                  </text:list-item>
                </text:list>
              </text:list-item>
              <text:list-item>
                <text:p>Next steps are up to the CCR..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fiocruz-2009-10" presentation:presentation-page-layout-name="AL2T19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Thank you</text:p>
          </draw:text-box>
        </draw:frame>
        <draw:frame draw:style-name="gr1" draw:text-style-name="P2" draw:layer="layout" svg:width="10.615cm" svg:height="3.299cm" svg:x="0.636cm" svg:y="15.244cm">
          <draw:text-box>
            <text:p><text:span text:style-name="T2">Luciano Ramalho</text:span></text:p>
            <text:p><text:span text:style-name="T2"><text:a xlink:href="mailto:luciano.ramalho@bireme.org">luciano.ramalho@bireme.org</text:a></text:span></text:p>
            <text:p><text:span text:style-name="T2">software development supervisor</text:span></text:p>
            <text:p><text:span text:style-name="T2">BIREME/PAHO/WHO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210 210" svg:d="m105 0 105 210h-210z"/>
    <draw:stroke-dash draw:name="Dash_20_1" draw:display-name="Dash 1" draw:style="rect" draw:dots1="1" draw:dots1-length="0.026cm" draw:distance="0.026cm"/>
    <draw:stroke-dash draw:name="Dash_20_2" draw:display-name="Dash 2" draw:style="round" draw:dots1="1" draw:dots1-length="0.026cm" draw:distance="0.026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umber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Slide 1</dc:title>
    <meta:creation-date>2009-10-21T23:55:19</meta:creation-date>
    <meta:editing-cycles>34</meta:editing-cycles>
    <meta:editing-duration>PT15H47M10S</meta:editing-duration>
    <dc:date>2010-04-27T16:07:27.34</dc:date>
    <dc:creator>Luciano Ramalho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